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094E00001281EF904882.svm"/>
  <manifest:file-entry manifest:media-type="" manifest:full-path="Pictures/20000009000003D4000004583C0EE65C.svm"/>
  <manifest:file-entry manifest:media-type="" manifest:full-path="Pictures/2000000900000EFD00000EAED58F45C5.svm"/>
  <manifest:file-entry manifest:media-type="" manifest:full-path="Pictures/20000009000078D3000030FE37B61509.svm"/>
  <manifest:file-entry manifest:media-type="" manifest:full-path="Pictures/200000090000048D00000A22940531C9.svm"/>
  <manifest:file-entry manifest:media-type="" manifest:full-path="Pictures/20000009000043B30000159BA5C18E8F.svm"/>
  <manifest:file-entry manifest:media-type="" manifest:full-path="Pictures/200000090000040900000423BFCFAC26.svm"/>
  <manifest:file-entry manifest:media-type="" manifest:full-path="Pictures/2000000900005CB600002D7BB3B0C30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249cm"/>
    </style:style>
    <style:style style:name="Tableau2.B" style:family="table-column">
      <style:table-column-properties style:column-width="3.874cm"/>
    </style:style>
    <style:style style:name="Tableau2.C" style:family="table-column">
      <style:table-column-properties style:column-width="4.022cm"/>
    </style:style>
    <style:style style:name="Tableau2.D" style:family="table-column">
      <style:table-column-properties style:column-width="4.868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4"/>
    <style:style style:name="P2" style:family="paragraph" style:parent-style-name="Text_20_body" style:list-style-name="L1"/>
    <style:style style:name="P3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Text_20_body" style:list-style-name="L6"/>
    <style:style style:name="P5" style:family="paragraph" style:parent-style-name="Text_20_body" style:list-style-name="L9"/>
    <style:style style:name="P6" style:family="paragraph" style:parent-style-name="Text_20_body" style:list-style-name="L11"/>
    <style:style style:name="P7" style:family="paragraph" style:parent-style-name="Text_20_body" style:list-style-name="L12"/>
    <style:style style:name="P8" style:family="paragraph" style:parent-style-name="Text_20_body" style:list-style-name="L12">
      <style:text-properties fo:font-size="18pt" style:font-size-asian="18pt" style:font-size-complex="18pt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>
      <style:paragraph-properties fo:margin-top="0cm" fo:margin-bottom="0cm"/>
      <style:text-properties fo:font-size="15pt" style:font-size-asian="15pt" style:font-size-complex="15pt"/>
    </style:style>
    <style:style style:name="P11" style:family="paragraph" style:parent-style-name="Text_20_body" style:list-style-name="L6">
      <style:paragraph-properties fo:margin-top="0cm" fo:margin-bottom="0cm"/>
    </style:style>
    <style:style style:name="P12" style:family="paragraph" style:parent-style-name="Heading_20_1" style:list-style-name="L1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746478" text:style-name="L1">
        <text:list-header>
          <text:p text:style-name="P2">TOUITA<text:tab/><text:tab/></text:p>
          <text:p text:style-name="P2">BAYSSAC</text:p>
          <text:p text:style-name="P2"/>
          <text:h text:style-name="P12" text:outline-level="1">I. Schématisation et fonctionnement</text:h>
          <text:p text:style-name="P2"/>
        </text:list-header>
      </text:list>
      <text:p text:style-name="Text_20_body"/>
      <text:list xml:id="list34560184" text:continue-numbering="true" text:style-name="L1">
        <text:list-header>
          <text:p text:style-name="P2">En vous aidant de la documentation disponible, faites l’inventaire de l’instrumentation mis en œuvre dans la régulation. On précisera : (1 pt) <text:s/></text:p>
        </text:list-header>
      </text:list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>Leur symbole normalisé </text:p>
          </table:table-cell>
          <table:table-cell table:style-name="Tableau2.A1" office:value-type="string">
            <text:p text:style-name="P9"><text:span text:style-name="T2">Leur marque</text:span> </text:p>
          </table:table-cell>
          <table:table-cell table:style-name="Tableau2.A1" office:value-type="string">
            <text:p text:style-name="P9"><text:span text:style-name="T1">Leur référence</text:span> </text:p>
          </table:table-cell>
          <table:table-cell table:style-name="Tableau2.D1" office:value-type="string">
            <text:p text:style-name="P3">Les caractéristiques principales en les chiffrant</text:p>
          </table:table-cell>
        </table:table-row>
        <table:table-row>
          <table:table-cell table:style-name="Tableau2.A2" office:value-type="string">
            <text:p text:style-name="Table_20_Contents"><draw:frame draw:style-name="fr1" draw:name="images1" text:anchor-type="paragraph" svg:x="0.069cm" svg:y="0.078cm" svg:width="1.164cm" svg:height="2.595cm" draw:z-index="0"><draw:image xlink:href="Pictures/200000090000048D00000A22940531C9.svm" xlink:type="simple" xlink:show="embed" xlink:actuate="onLoad"/></draw:frame>Vanne 3 voie</text:p>
            <text:p text:style-name="Table_20_Contents"/>
            <text:p text:style-name="Table_20_Contents"><draw:frame draw:style-name="fr1" draw:name="images2" text:anchor-type="paragraph" svg:x="0.889cm" svg:y="0.399cm" svg:width="1.854cm" svg:height="3.485cm" draw:z-index="1"><draw:image xlink:href="Pictures/200000090000094E00001281EF904882.svm" xlink:type="simple" xlink:show="embed" xlink:actuate="onLoad"/></draw:frame>Vanne 2 voie</text:p>
            <text:p text:style-name="Table_20_Contents"/>
          </table:table-cell>
          <table:table-cell table:style-name="Tableau2.A2" office:value-type="string">
            <text:p text:style-name="Table_20_Contents">ESB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SAMSON 2780</text:p>
          </table:table-cell>
          <table:table-cell table:style-name="Tableau2.A2" office:value-type="string">
            <text:p text:style-name="Table_20_Contents">211509000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DGL1420</text:p>
          </table:table-cell>
          <table:table-cell table:style-name="Tableau2.D2" office:value-type="string">
            <text:p text:style-name="Table_20_Contents">Kvs : 1,6</text:p>
            <text:p text:style-name="Table_20_Contents">PN:16</text:p>
            <text:p text:style-name="Table_20_Contents">DN : 15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inconnue au 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  <text:p text:style-name="Table_20_Contents">KOBOLD</text:p>
            <text:p text:style-name="Table_20_Contents"/>
            <text:p text:style-name="Table_20_Contents"/>
            <text:p text:style-name="Table_20_Contents"><draw:frame draw:style-name="fr1" draw:name="images3" text:anchor-type="paragraph" svg:x="-3.076cm" svg:y="0.143cm" svg:width="1.55cm" svg:height="1.519cm" draw:z-index="2"><draw:image xlink:href="Pictures/20000009000003D4000004583C0EE65C.svm" xlink:type="simple" xlink:show="embed" xlink:actuate="onLoad"/></draw:frame></text:p>
            <text:p text:style-name="Table_20_Contents"/>
            <text:p text:style-name="Table_20_Contents">BURKET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2.A2" office:value-type="string">
            <text:p text:style-name="Table_20_Contents"/>
            <text:p text:style-name="Table_20_Contents">283146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00449607</text:p>
          </table:table-cell>
          <table:table-cell table:style-name="Tableau2.D2" office:value-type="string">
            <text:p text:style-name="Table_20_Contents">IP : 56</text:p>
            <text:p text:style-name="Table_20_Contents">Q:0,16-3,2 <text:s/>L/min</text:p>
            <text:p text:style-name="Table_20_Contents">Pmax : 10 Bar</text:p>
            <text:p text:style-name="Table_20_Contents">Tmax : 80°C</text:p>
            <text:p text:style-name="Table_20_Contents"/>
            <text:p text:style-name="Table_20_Contents"/>
            <text:p text:style-name="Table_20_Contents">18-36 V</text:p>
            <text:p text:style-name="Table_20_Contents">300mA</text:p>
            <text:p text:style-name="Table_20_Contents">4-20mA</text:p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<draw:frame draw:style-name="fr2" draw:name="images4" text:anchor-type="paragraph" svg:width="2.006cm" svg:height="1.566cm" draw:z-index="3"><draw:image xlink:href="Pictures/200000090000040900000423BFCFAC26.svm" xlink:type="simple" xlink:show="embed" xlink:actuate="onLoad"/></draw:frame></text:p>
          </table:table-cell>
          <table:table-cell table:style-name="Tableau2.A2" office:value-type="string">
            <text:p text:style-name="Table_20_Contents"/>
            <text:p text:style-name="Table_20_Contents">FUJI</text:p>
          </table:table-cell>
          <table:table-cell table:style-name="Tableau2.A2" office:value-type="string">
            <text:p text:style-name="Table_20_Contents"/>
            <text:p text:style-name="Table_20_Contents">FRC1A12A</text:p>
            <text:p text:style-name="Table_20_Contents"/>
            <text:p text:style-name="Table_20_Contents"><text:soft-page-break/></text:p>
          </table:table-cell>
          <table:table-cell table:style-name="Tableau2.D2" office:value-type="string">
            <text:p text:style-name="Table_20_Contents">24V</text:p>
            <text:p text:style-name="Table_20_Contents">4-20mA</text:p>
            <text:p text:style-name="Table_20_Contents">Pt100 3 fils 0/100°C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s5" text:anchor-type="paragraph" svg:width="3.836cm" svg:height="3.759cm" draw:z-index="4"><draw:image xlink:href="Pictures/2000000900000EFD00000EAED58F45C5.svm" xlink:type="simple" xlink:show="embed" xlink:actuate="onLoad"/></draw:frame></text:p>
          </table:table-cell>
          <table:table-cell table:style-name="Tableau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SPIREC</text:p>
          </table:table-cell>
          <table:table-cell table:style-name="Tableau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78500</text:p>
          </table:table-cell>
          <table:table-cell table:style-name="Tableau2.D2" office:value-type="string">
            <text:p text:style-name="Table_20_Contents">Pression de service :15 bar</text:p>
            <text:p text:style-name="Table_20_Contents">contenance:0,29L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list xml:id="list32745104" text:style-name="L4">
        <text:list-item>
          <text:p text:style-name="P1">Pour chaque transmetteur, préciser s’il est 2,3 ou 4 fils, ainsi que son câblage sur la maquette.</text:p>
          <text:p text:style-name="P1">Tous les transmetteur (TT1,FT1,FT2,FV1,FV2) sont en 2 fils</text:p>
        </text:list-item>
        <text:list-item>
          <text:p text:style-name="P1">Pour chaque transmetteur, préciser son principe de fonctionnement. </text:p>
          <text:p text:style-name="P1">Transmetteur de température fonctionne grâce a une sonde et une résistance qui varie en fonction de la température</text:p>
          <text:p text:style-name="P1">-transmetteur de débit : Burket : Transmetteurélectromagnétique </text:p>
        </text:list-item>
        <text:list-item>
          <text:p text:style-name="P1">Préciser les éléments suivants : </text:p>
        </text:list-item>
        <text:list-item text:style-override="L6">
          <text:p text:style-name="P11">la grandeur réglée ; Température de l'eau</text:p>
        </text:list-item>
        <text:list-item text:style-override="L6">
          <text:p text:style-name="P11">la grandeur réglante ; Débit d'eau chaude </text:p>
        </text:list-item>
        <text:list-item text:style-override="L6">
          <text:p text:style-name="P11">l’organe de réglage ; Vanne</text:p>
        </text:list-item>
        <text:list-item text:style-override="L6">
          <text:p text:style-name="P4">une grandeur perturbatrice. Débit d'eau froide</text:p>
          <text:p text:style-name="P4">5.<text:tab/>Expliquer le fonctionnement de la maquette.</text:p>
        </text:list-item>
      </text:list>
      <text:p text:style-name="Text_20_body">Il y a de l eau froide qui rentre elle passe par l échangeur qui ensuite devient chaude </text:p>
      <text:list xml:id="list33492941" text:style-name="L9">
        <text:list-item>
          <text:p text:style-name="P5">Proposer un schéma TI de votre maquette.</text:p>
        </text:list-item>
      </text:list>
      <text:p text:style-name="Text_20_body"><draw:frame draw:style-name="fr1" draw:name="images6" text:anchor-type="paragraph" svg:x="0.06cm" svg:y="0.296cm" svg:width="16.909cm" svg:height="9.881cm" draw:z-index="5"><draw:image xlink:href="Pictures/20000009000078D3000030FE37B61509.svm" xlink:type="simple" xlink:show="embed" xlink:actuate="onLoad"/></draw:frame></text:p>
      <text:list xml:id="list34264086" text:style-name="L11">
        <text:list-header>
          <text:p text:style-name="P6">7. Proposer un schéma fonctionnel de votre maquette. On repérera sur le schéma les <text:soft-page-break/>éléments et les grandeurs physiques présents sur la maquette. (2 pts)</text:p>
          <text:p text:style-name="P6"/>
        </text:list-header>
      </text:list>
      <text:p text:style-name="Text_20_body"/>
      <text:h text:style-name="Heading_20_1" text:outline-level="1"><draw:frame draw:style-name="fr3" draw:name="images7" text:anchor-type="paragraph" svg:width="17cm" svg:height="8.34cm" draw:z-index="6"><draw:image xlink:href="Pictures/2000000900005CB600002D7BB3B0C303.svm" xlink:type="simple" xlink:show="embed" xlink:actuate="onLoad"/></draw:frame>II. Mode manuel </text:h>
      <text:p text:style-name="Text_20_body">26,5 PAS DE CHAUFFE</text:p>
      <text:p text:style-name="Text_20_body"><draw:frame draw:style-name="fr3" draw:name="images8" text:anchor-type="paragraph" svg:width="17cm" svg:height="5.426cm" draw:z-index="7"><draw:image xlink:href="Pictures/20000009000043B30000159BA5C18E8F.svm" xlink:type="simple" xlink:show="embed" xlink:actuate="onLoad"/></draw:frame></text:p>
      <text:list xml:id="list34500288" text:style-name="L12">
        <text:list-item>
          <text:p text:style-name="P7">Donner alors la valeur de la commande.</text:p>
          <text:p text:style-name="P8">50%</text:p>
        </text:list-item>
        <text:list-item>
          <text:p text:style-name="P7">Le procédé est-il stable ? <text:s/>Oui car il ne bouge pas si on ne modifie pas les valeurs</text:p>
        </text:list-item>
        <text:list-item>
          <text:p text:style-name="P7">Enregistrer le passage d’un régime transitoire à un régime permanent. Imprimer votre courbe, puis indiquer la frontière entre les deux régimes. (1 pt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0-02T11:53:03.34</meta:creation-date>
    <meta:document-statistic meta:table-count="1" meta:image-count="8" meta:object-count="0" meta:page-count="3" meta:paragraph-count="58" meta:word-count="315" meta:character-count="1819"/>
    <dc:date>2019-10-02T14:35:18.50</dc:date>
    <meta:editing-duration>PT9M1S</meta:editing-duration>
    <meta:editing-cycles>1</meta:editing-cycles>
    <meta:generator>LibreOffice/3.3$Win32 LibreOffice_project/330m19$Build-202</meta:generator>
  </office:meta>
</office:document-meta>
</file>